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8" style:parent-style-name="ListParagraph" style:family="paragraph">
      <style:paragraph-properties fo:margin-left="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2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38" style:parent-style-name="ListParagraph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text-properties style:font-name="Arial" style:font-name-complex="Arial" fo:font-size="12pt" style:font-size-asian="12pt" style:font-size-complex="12pt"/>
    </style:style>
    <style:style style:name="P49" style:parent-style-name="Normal" style:family="paragraph">
      <style:text-properties style:font-name="Arial" style:font-name-complex="Arial" fo:font-size="12pt" style:font-size-asian="12pt" style:font-size-complex="12pt"/>
    </style:style>
    <style:style style:name="P50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4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5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5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5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5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5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2" style:parent-style-name="ListParagraph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6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2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79" style:parent-style-name="ListParagraph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80" style:parent-style-name="ListParagraph" style:list-style-name="LFO1" style:family="paragraph"/>
    <style:style style:name="T81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82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8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4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85" style:parent-style-name="ListParagraph" style:list-style-name="LFO1" style:family="paragraph"/>
    <style:style style:name="T86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9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90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91" style:parent-style-name="ListParagraph" style:list-style-name="LFO1" style:family="paragraph"/>
    <style:style style:name="T92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9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4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95" style:parent-style-name="ListParagraph" style:list-style-name="LFO1" style:family="paragraph"/>
    <style:style style:name="T96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EWX Datasource (dict)</text:p>
      <text:p text:style-name="P2"/>
      <text:list text:style-name="LFO1" text:continue-numbering="true">
        <text:list-item>
          <text:p text:style-name="P3"><text:span text:style-name="T4">description</text:span><text:span text:style-name="T5"><text:s text:c="2"/>‘</text:span><text:span text:style-name="T6"><text:s/></text:span><text:span text:style-name="T7">’</text:span><text:span text:style-name="T8"><text:s/>(string value)</text:span></text:p>
        </text:list-item>
      </text:list>
      <text:p text:style-name="P9"/>
      <text:list text:style-name="LFO1" text:continue-numbering="true">
        <text:list-item>
          <text:p text:style-name="P10"><text:span text:style-name="T11">tags</text:span><text:span text:style-name="T12"><text:s/>(list of dict)</text:span></text:p>
          <text:list text:continue-numbering="true">
            <text:list-item>
              <text:p text:style-name="P13">validFrom<text:tab/>'1900-01-01T00:00:00.000000'<text:s/>(string)</text:p>
            </text:list-item>
            <text:list-item>
              <text:p text:style-name="P14">description<text:tab/>‘ ‘ (string)</text:p>
            </text:list-item>
            <text:list-item>
              <text:p text:style-name="P15">tagLinks<text:tab/>[‘ ‘] (list)</text:p>
            </text:list-item>
            <text:list-item>
              <text:p text:style-name="P16">version<text:tab/>'2019-12-03T19:16:17.000000'<text:s/>(string)</text:p>
            </text:list-item>
            <text:list-item>
              <text:p text:style-name="P17">tag<text:tab/><text:tab/>‘premise’ (string)</text:p>
            </text:list-item>
            <text:list-item>
              <text:p text:style-name="P18">createdBy<text:tab/>‘System’ (string)</text:p>
            </text:list-item>
            <text:list-item>
              <text:p text:style-name="P19">removed<text:tab/>False (bool)</text:p>
            </text:list-item>
            <text:list-item>
              <text:p text:style-name="P20">properties<text:tab/>(list of dict)</text:p>
              <text:list text:continue-numbering="true">
                <text:list-item>
                  <text:p text:style-name="P21">(dict)</text:p>
                  <text:list text:continue-numbering="true">
                    <text:list-item>
                      <text:p text:style-name="P22"><text:s/>deleted<text:tab/>False</text:p>
                    </text:list-item>
                    <text:list-item>
                      <text:p text:style-name="P23">key<text:tab/><text:tab/>‘name’<text:s/></text:p>
                    </text:list-item>
                    <text:list-item>
                      <text:p text:style-name="P24">readOnly<text:tab/>False</text:p>
                    </text:list-item>
                    <text:list-item>
                      <text:p text:style-name="P25">type<text:tab/><text:tab/>‘string’</text:p>
                    </text:list-item>
                    <text:list-item>
                      <text:p text:style-name="P26">value<text:tab/><text:tab/>MARLBOROUGH</text:p>
                    </text:list-item>
                    <text:list-item>
                      <text:p text:style-name="P27">value_type<text:tab/>‘string’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text:style-name="LFO1" text:continue-numbering="true">
        <text:list-item>
          <text:list>
            <text:list-item>
              <text:list>
                <text:list-item>
                  <text:p text:style-name="P29">key, value</text:p>
                  <text:list text:continue-numbering="true">
                    <text:list-item>
                      <text:p text:style-name="P30">city, MARLBOROUGH</text:p>
                    </text:list-item>
                    <text:list-item>
                      <text:p text:style-name="P31">name, TIERPOINT-MA</text:p>
                    </text:list-item>
                    <text:list-item>
                      <text:p text:style-name="P32">zip, 01752</text:p>
                    </text:list-item>
                    <text:list-item>
                      <text:p text:style-name="P33">country, USA</text:p>
                    </text:list-item>
                    <text:list-item>
                      <text:p text:style-name="P34">county, Unknown</text:p>
                    </text:list-item>
                    <text:list-item>
                      <text:p text:style-name="P35">state, MA</text:p>
                    </text:list-item>
                    <text:list-item>
                      <text:p text:style-name="P36">address, 34 SAINT MARTIN DR UNIT 22 UNKNOWN</text:p>
                    </text:list-item>
                    <text:list-item>
                      <text:p text:style-name="P37">customerid, 1-XWPK9R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text:style-name="LFO1" text:continue-numbering="true">
        <text:list-item>
          <text:p text:style-name="P39"><text:span text:style-name="T40">id<text:s/></text:span><text:span text:style-name="T41"><text:s/>‘NEPOOL_MECO_0219222018’</text:span><text:span text:style-name="T42"><text:s/>(strin</text:span><text:span text:style-name="T43">g</text:span><text:span text:style-name="T44">)</text:span></text:p>
        </text:list-item>
      </text:list>
      <text:p text:style-name="P45"/>
      <text:p text:style-name="P46"/>
      <text:p text:style-name="P47"/>
      <text:p text:style-name="P48"/>
      <text:p text:style-name="P49"/>
      <text:p text:style-name="P50"/>
      <text:list text:style-name="LFO1" text:continue-numbering="true">
        <text:list-item>
          <text:p text:style-name="P51"><text:span text:style-name="T52">channels</text:span><text:span text:style-name="T53"><text:s/>(list of dict)</text:span></text:p>
        </text:list-item>
      </text:list>
      <text:p text:style-name="P54"/>
      <text:list text:style-name="LFO1" text:continue-numbering="true">
        <text:list-item>
          <text:list>
            <text:list-item>
              <text:p text:style-name="P55">description<text:tab/><text:tab/>‘Automatic generated channel’</text:p>
            </text:list-item>
            <text:list-item>
              <text:p text:style-name="P56">isSource<text:tab/><text:tab/>True</text:p>
            </text:list-item>
            <text:list-item>
              <text:p text:style-name="P57">classifier<text:tab/><text:tab/>‘DELIVERY_IDR’</text:p>
            </text:list-item>
            <text:list-item>
              <text:p text:style-name="P58">unitType<text:tab/><text:tab/>‘kWh’</text:p>
            </text:list-item>
            <text:list-item>
              <text:p text:style-name="P59">datapointType<text:tab/>‘interval’</text:p>
            </text:list-item>
            <text:list-item>
              <text:p text:style-name="P60">id<text:tab/><text:tab/><text:tab/>‘DELIVERY_IDR’</text:p>
            </text:list-item>
            <text:list-item>
              <text:p text:style-name="P61">name<text:tab/><text:tab/><text:tab/>‘Delivery IDR’</text:p>
            </text:list-item>
          </text:list>
        </text:list-item>
      </text:list>
      <text:p text:style-name="P62"/>
      <text:list text:style-name="LFO1" text:continue-numbering="true">
        <text:list-item>
          <text:list>
            <text:list-item>
              <text:list>
                <text:list-item>
                  <text:p text:style-name="P63">classifier, datapointType (unitType)</text:p>
                  <text:list text:continue-numbering="true">
                    <text:list-item>
                      <text:p text:style-name="P64"><text:s/>DELIVERY_IDR, interval (kWh)</text:p>
                    </text:list-item>
                    <text:list-item>
                      <text:p text:style-name="P65">DELIVERY_SCALAR, gauge (kWh)</text:p>
                    </text:list-item>
                    <text:list-item>
                      <text:p text:style-name="P66">FORECAST, interval (kWh)</text:p>
                    </text:list-item>
                    <text:list-item>
                      <text:p text:style-name="P67">LINEAR_INTERPOLATION, interval (kWh)</text:p>
                    </text:list-item>
                    <text:list-item>
                      <text:p text:style-name="P68">LIKE_DAY_SUBSTITUION, interval (kWh)</text:p>
                    </text:list-item>
                    <text:list-item>
                      <text:p text:style-name="P69">MERGED, gauge (kWh)</text:p>
                    </text:list-item>
                    <text:list-item>
                      <text:p text:style-name="P70">DELIVERY_SCALAR_HEARTBEAT, gauge (seconds)</text:p>
                    </text:list-item>
                    <text:list-item>
                      <text:p text:style-name="P71">TOTAL_DEMAND, gauge (kWh)</text:p>
                    </text:list-item>
                    <text:list-item>
                      <text:p text:style-name="P72">TOTAL_DEMAND_HEARTBEAT, gauge (seconds)</text:p>
                    </text:list-item>
                    <text:list-item>
                      <text:p text:style-name="P73"><text:s/>DELIVERY_IDR_HEARTBEAT, gauge (seconds)</text:p>
                    </text:list-item>
                    <text:list-item>
                      <text:p text:style-name="P74"><text:s/>ICAP, gauge, (kWh)</text:p>
                    </text:list-item>
                    <text:list-item>
                      <text:p text:style-name="P75"><text:s/>ICAP_HEARTBEAT, gauge (seconds)</text:p>
                    </text:list-item>
                    <text:list-item>
                      <text:p text:style-name="P76"><text:s/>NIT, gauge (kWh)</text:p>
                    </text:list-item>
                    <text:list-item>
                      <text:p text:style-name="P77"><text:s/>NITS_HEARTBEAT, gauge (seconds)</text:p>
                    </text:list-item>
                    <text:list-item>
                      <text:p text:style-name="P78"><text:s/>VEE_RESULT, interval (kWh)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text:style-name="LFO1" text:continue-numbering="true">
        <text:list-item>
          <text:p text:style-name="P80"><text:span text:style-name="T81">readOnly</text:span><text:span text:style-name="T82"><text:s/></text:span><text:span text:style-name="T83">False (bool)</text:span></text:p>
        </text:list-item>
      </text:list>
      <text:p text:style-name="P84"/>
      <text:list text:style-name="LFO1" text:continue-numbering="true">
        <text:list-item>
          <text:p text:style-name="P85"><text:span text:style-name="T86">timezone</text:span><text:span text:style-name="T87"><text:s/></text:span><text:span text:style-name="T88">America/New_York (string)</text:span></text:p>
        </text:list-item>
      </text:list>
      <text:p text:style-name="P89"/>
      <text:p text:style-name="P90"/>
      <text:list text:style-name="LFO1" text:continue-numbering="true">
        <text:list-item>
          <text:p text:style-name="P91"><text:span text:style-name="T92">classifier</text:span><text:span text:style-name="T93"><text:s/>‘ACCOUNT’ (string)</text:span></text:p>
        </text:list-item>
      </text:list>
      <text:p text:style-name="P94"/>
      <text:list text:style-name="LFO1" text:continue-numbering="true">
        <text:list-item>
          <text:p text:style-name="P95"><text:span text:style-name="T96">name</text:span><text:span text:style-name="T97"><text:s/>‘NEPOOL_MECO_0219222018’ (string)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rwitt, Steven</meta:initial-creator>
    <dc:creator>Hurwitt, Steven</dc:creator>
    <meta:creation-date>2019-12-09T20:06:00Z</meta:creation-date>
    <dc:date>2019-12-09T20:06:00Z</dc:date>
    <meta:template xlink:href="Normal" xlink:type="simple"/>
    <meta:editing-cycles>2</meta:editing-cycles>
    <meta:editing-duration>PT0S</meta:editing-duration>
    <meta:document-statistic meta:page-count="2" meta:paragraph-count="2" meta:word-count="216" meta:character-count="1450" meta:row-count="10" meta:non-whitespace-character-count="1236"/>
  </office:meta>
</office:document-meta>
</file>